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1000001715C02309FFE0DBB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624cm" fo:min-width="10.29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fill-color="#ff5429" draw:opacity="20%" draw:textarea-horizontal-align="justify" draw:textarea-vertical-align="middle" draw:auto-grow-height="false" fo:min-height="2.036cm" fo:min-width="2.421cm"/>
      <style:paragraph-properties style:writing-mode="lr-tb"/>
    </style:style>
    <style:style style:name="gr4" style:family="graphic" style:parent-style-name="standard">
      <style:graphic-properties svg:stroke-color="#00a933" draw:fill-color="#afd095" draw:opacity="20%" draw:textarea-horizontal-align="justify" draw:textarea-vertical-align="middle" draw:auto-grow-height="false" fo:min-height="2.925cm" fo:min-width="2.421cm"/>
      <style:paragraph-properties style:writing-mode="lr-tb"/>
    </style:style>
    <style:style style:name="gr5" style:family="graphic" style:parent-style-name="standard">
      <style:graphic-properties svg:stroke-color="#2a6099" draw:fill-color="#b4c7dc" draw:opacity="20%" draw:textarea-horizontal-align="justify" draw:textarea-vertical-align="middle" draw:auto-grow-height="false" fo:min-height="2.798cm" fo:min-width="2.42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1.027cm"/>
    </style:style>
    <style:style style:name="gr7" style:family="graphic" style:parent-style-name="standard">
      <style:graphic-properties draw:textarea-horizontal-align="justify" draw:textarea-vertical-align="middle" draw:auto-grow-height="false" fo:min-height="0.068cm" fo:min-width="1.23cm"/>
    </style:style>
    <style:style style:name="gr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5429" draw:opacity="20%"/>
      <style:paragraph-properties fo:text-align="center"/>
    </style:style>
    <style:style style:name="P4" style:family="paragraph">
      <loext:graphic-properties draw:fill-color="#afd095" draw:opacity="20%"/>
      <style:paragraph-properties fo:text-align="center"/>
    </style:style>
    <style:style style:name="P5" style:family="paragraph">
      <loext:graphic-properties draw:fill-color="#b4c7dc" draw:opacity="20%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7.874cm" svg:x="5.318cm" svg:y="6.2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75cm" svg:height="2.12cm" svg:x="5.953cm" svg:y="6.588cm">
          <draw:image xlink:href="Pictures/1000000000000291000001715C02309FFE0DBBA6.png" xlink:type="simple" xlink:show="embed" xlink:actuate="onLoad" loext:mime-type="image/png">
            <text:p/>
          </draw:image>
        </draw:frame>
        <draw:custom-shape draw:style-name="gr3" draw:text-style-name="P3" draw:layer="layout" svg:width="2.921cm" svg:height="2.286cm" svg:x="1.381cm" svg:y="9.8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21cm" svg:height="3.175cm" svg:x="6.842cm" svg:y="9.509cm">
          <text:p text:style-name="P2">API</text:p>
          <text:p text:style-name="P2"><text:line-break/><text:span text:style-name="T1">Go</text:span></text:p>
          <text:p text:style-name="P2"><text:span text:style-name="T1">:8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21cm" svg:height="3.048cm" svg:x="12.557cm" svg:y="9.636cm">
          <text:p text:style-name="P2">Storage</text:p>
          <text:p text:style-name="P2"/>
          <text:p text:style-name="P2"><text:span text:style-name="T1">MySQL</text:span></text:p>
          <text:p text:style-name="P2"><text:span text:style-name="T1">:330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905cm" svg:height="0.635cm" svg:x="4.556cm" svg:y="10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2.159cm" svg:height="0.635cm" svg:x="10.144cm" svg:y="10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4.699cm" svg:height="0.962cm" svg:x="11.16cm" svg:y="6.461cm">
          <draw:text-box>
            <text:p>34.83.186.19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20:26:48.075319110</meta:creation-date>
    <dc:date>2021-03-07T20:36:51.464456964</dc:date>
    <meta:editing-duration>PT10M3S</meta:editing-duration>
    <meta:editing-cycles>1</meta:editing-cycles>
    <meta:document-statistic meta:object-count="8"/>
    <meta:generator>LibreOffice/6.4.6.2$Linux_X86_64 LibreOffice_project/40$Build-2</meta:generator>
  </office:meta>
</office:document-meta>
</file>